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weight="normal" officeooo:rsid="001e0b30" officeooo:paragraph-rsid="001b241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1b241b" officeooo:paragraph-rsid="001b241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cbd46" officeooo:paragraph-rsid="001cbd4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1e604a" officeooo:paragraph-rsid="001e604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1ef4c5" officeooo:paragraph-rsid="001ef4c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20b352" officeooo:paragraph-rsid="0020b35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20b352" officeooo:paragraph-rsid="00211f2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211f24" officeooo:paragraph-rsid="00211f2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2211eb" officeooo:paragraph-rsid="002211e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2211eb" officeooo:paragraph-rsid="002d9d3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22d5a7" officeooo:paragraph-rsid="0022d5a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22e8b4" officeooo:paragraph-rsid="0022e8b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24e5c8" officeooo:paragraph-rsid="0024e5c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24e5c8" officeooo:paragraph-rsid="0026982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26659e" officeooo:paragraph-rsid="0026659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269822" officeooo:paragraph-rsid="0026982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2d9d36" officeooo:paragraph-rsid="002d9d3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20b352" officeooo:paragraph-rsid="0020b352" fo:background-color="#bbe33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1ef4c5" officeooo:paragraph-rsid="001ef4c5" fo:background-color="#bbe33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1ef4c5" officeooo:paragraph-rsid="001ef4c5" fo:background-color="#ffa6a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20b352" officeooo:paragraph-rsid="0020b352" fo:background-color="#ffa6a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2d9d36" officeooo:paragraph-rsid="002d9d36" fo:background-color="#ffa6a6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22pt" fo:font-weight="bold" officeooo:rsid="001d50e0" officeooo:paragraph-rsid="001b241b" style:font-size-asian="22pt" style:font-weight-asian="bold" style:font-size-complex="2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weight="bold" officeooo:rsid="001e0b30" officeooo:paragraph-rsid="001b241b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weight="bold" officeooo:rsid="001b241b" officeooo:paragraph-rsid="001b241b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weight="bold" officeooo:rsid="001ef4c5" officeooo:paragraph-rsid="001ef4c5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weight="bold" officeooo:rsid="0022e8b4" officeooo:paragraph-rsid="0022e8b4" style:font-weight-asian="bold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style:font-name="Arial" fo:font-weight="bold" officeooo:rsid="0022e8b4" officeooo:paragraph-rsid="0022e8b4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weight="bold" officeooo:rsid="00269822" officeooo:paragraph-rsid="00269822" style:font-weight-asian="bold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style:font-name="Arial" fo:font-weight="bold" officeooo:rsid="001e604a" officeooo:paragraph-rsid="001e604a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Arial" fo:font-weight="bold" officeooo:rsid="0020b352" officeooo:paragraph-rsid="0020b352" style:font-weight-asian="bold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style:font-name="Arial" fo:font-weight="bold" officeooo:rsid="0024e5c8" officeooo:paragraph-rsid="0024e5c8" style:font-weight-asian="bold" style:font-weight-complex="bold"/>
    </style:style>
    <style:style style:name="T1" style:family="text">
      <style:text-properties officeooo:rsid="0059f47d"/>
    </style:style>
    <style:style style:name="T2" style:family="text">
      <style:text-properties officeooo:rsid="00443c63"/>
    </style:style>
    <style:style style:name="T3" style:family="text">
      <style:text-properties officeooo:rsid="0024770d"/>
    </style:style>
    <style:style style:name="T4" style:family="text">
      <style:text-properties officeooo:rsid="001b241b"/>
    </style:style>
    <style:style style:name="T5" style:family="text">
      <style:text-properties officeooo:rsid="001cbd46"/>
    </style:style>
    <style:style style:name="T6" style:family="text">
      <style:text-properties officeooo:rsid="001ef4c5"/>
    </style:style>
    <style:style style:name="T7" style:family="text">
      <style:text-properties officeooo:rsid="0020b352"/>
    </style:style>
    <style:style style:name="T8" style:family="text">
      <style:text-properties officeooo:rsid="00211f24"/>
    </style:style>
    <style:style style:name="T9" style:family="text">
      <style:text-properties fo:background-color="#ffffff" loext:char-shading-value="0"/>
    </style:style>
    <style:style style:name="T10" style:family="text">
      <style:text-properties officeooo:rsid="0020b352" fo:background-color="#ffffff" loext:char-shading-value="0"/>
    </style:style>
    <style:style style:name="T11" style:family="text">
      <style:text-properties officeooo:rsid="002211eb"/>
    </style:style>
    <style:style style:name="T12" style:family="text">
      <style:text-properties officeooo:rsid="0022d5a7"/>
    </style:style>
    <style:style style:name="T13" style:family="text">
      <style:text-properties officeooo:rsid="0022e8b4"/>
    </style:style>
    <style:style style:name="T14" style:family="text">
      <style:text-properties officeooo:rsid="0024e5c8"/>
    </style:style>
    <style:style style:name="T15" style:family="text">
      <style:text-properties officeooo:rsid="0026659e"/>
    </style:style>
    <style:style style:name="T16" style:family="text">
      <style:text-properties officeooo:rsid="00269822"/>
    </style:style>
    <style:style style:name="T17" style:family="text">
      <style:text-properties officeooo:rsid="00286b67"/>
    </style:style>
    <style:style style:name="T18" style:family="text">
      <style:text-properties officeooo:rsid="002a22f3"/>
    </style:style>
    <style:style style:name="T19" style:family="text">
      <style:text-properties officeooo:rsid="002ba377"/>
    </style:style>
    <style:style style:name="T20" style:family="text">
      <style:text-properties officeooo:rsid="002d9d36"/>
    </style:style>
    <style:style style:name="T21" style:family="text">
      <style:text-properties officeooo:rsid="002f7c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2021 Spring CPSC 240-<text:span text:style-name="T1">9</text:span></text:p>
      <text:p text:style-name="P24">Take Home Programming Test <text:s/><text:span text:style-name="T4">May 16</text:span>: <text:span text:style-name="T3">1</text:span><text:span text:style-name="T2">1</text:span>:<text:span text:style-name="T4">0</text:span>0am-<text:span text:style-name="T17">2</text:span>:<text:span text:style-name="T4">0</text:span>0pm</text:p>
      <text:p text:style-name="P1"/>
      <text:p text:style-name="P1"/>
      <text:p text:style-name="P25">Policy</text:p>
      <text:p text:style-name="P2"/>
      <text:p text:style-name="P2">This is an open resource programming test. <text:s/>Use any inanimate information available including document in paper, documents in digital, digital recordings, internet information.</text:p>
      <text:p text:style-name="P2"/>
      <text:p text:style-name="P2">Asking other humans for assistance is not allowed</text:p>
      <text:p text:style-name="P2"/>
      <text:p text:style-name="P2">The professor is not allowed to fix errors when grading final exam programs.</text:p>
      <text:p text:style-name="P2"/>
      <text:p text:style-name="P2">The professor can supply missing files such as the bash file.</text:p>
      <text:p text:style-name="P2"/>
      <text:p text:style-name="P2">The source files must be delivered by ordinary email. <text:s text:c="2"/>Posting your program in the cloud simply wastes time. <text:s/>The last post in the cloud was locked with a password that I was suppose to guess. <text:s/>That’s it: no more cloud.</text:p>
      <text:p text:style-name="P2"/>
      <text:p text:style-name="P2">The official university <text:span text:style-name="T5">designate</text:span><text:span text:style-name="T17">d</text:span><text:span text:style-name="T5"> time is 11am to 1pm. <text:s text:c="2"/>There will be no penalty for submission up to 2pm. <text:s/>The extra hour is a free gift.</text:span></text:p>
      <text:p text:style-name="P2"/>
      <text:p text:style-name="P3">You may submit more than once. <text:s/>Extra submissions <text:span text:style-name="T19">are</text:span> a kind of insurance against an unexpected event. <text:s/>I will grade the newest submission assuming it is the better than previous submission.</text:p>
      <text:p text:style-name="P3"/>
      <text:p text:style-name="P3">On each separate document sen<text:span text:style-name="T19">t</text:span> to me include your name and your preferred email address. <text:s/>The email address may be a non-CSUF address if you wish.</text:p>
      <text:p text:style-name="P3"/>
      <text:p text:style-name="P3">If you are enrolled in a section other than #7 then record your enrolled section near your name and email address.</text:p>
      <text:p text:style-name="P3"/>
      <text:p text:style-name="P3"/>
      <text:p text:style-name="P3"/>
      <text:p text:style-name="P3"/>
      <text:p text:style-name="P3"/>
      <text:p text:style-name="P30">Specification of the application</text:p>
      <text:p text:style-name="P4"/>
      <text:p text:style-name="P4">Scientists working in the realm of electricity deal with the flow of electrons passing through various kinds of media. <text:s/>Copper is the most well-know media for conducting these electrons.</text:p>
      <text:p text:style-name="P4"/>
      <text:p text:style-name="P4">In this science the active participants work with quantities such as </text:p>
      <text:p text:style-name="P4"><text:tab/>electric charge<text:tab/><text:tab/><text:tab/>(coulombs),</text:p>
      <text:p text:style-name="P4"><text:tab/>emf <text:s/>[electro-magnetic-force]<text:tab/>(volts)</text:p>
      <text:p text:style-name="P4"><text:tab/>current<text:tab/><text:tab/><text:tab/><text:tab/><text:span text:style-name="T6">(amps)</text:span></text:p>
      <text:p text:style-name="P5"><text:tab/>resistance<text:tab/><text:tab/><text:tab/><text:tab/>(ohms)</text:p>
      <text:p text:style-name="P5"><text:tab/>and a few others</text:p>
      <text:p text:style-name="P5"/>
      <text:p text:style-name="P5">One of the major discoveries was “Ohm’s Law”, which says: in a closed circuit E = I x R, where</text:p>
      <text:p text:style-name="P5"><text:tab/>E = emf</text:p>
      <text:p text:style-name="P5"><text:tab/>I <text:s/>= <text:s/>current</text:p>
      <text:p text:style-name="P5"><text:tab/>R = resistance</text:p>
      <text:p text:style-name="P5"/>
      <text:p text:style-name="P5"/>
      <text:p text:style-name="P5">Make an X86 hybrid <text:s/>assembly program that inputs resistance and emf, and then output<text:span text:style-name="T7">s</text:span> current. <text:s/><text:span text:style-name="T21">Don’t forget the clock.</text:span></text:p>
      <text:p text:style-name="P5"/>
      <text:p text:style-name="P5"/>
      <text:p text:style-name="P26">Sample dialogue</text:p>
      <text:p text:style-name="P5"/>
      <text:p text:style-name="P19">Welcome to the Electric <text:span text:style-name="T7">Power</text:span> Program <text:span text:style-name="T8">by Timothy Lightfoot</text:span></text:p>
      <text:p text:style-name="P5"/>
      <text:p text:style-name="P20"/>
      <text:p text:style-name="P22">The time on the clock is now 384819342 tics.</text:p>
      <text:p text:style-name="P20">We turn your night into day.</text:p>
      <text:p text:style-name="P20">Please enter the emf value <text:span text:style-name="T7">(volts)</text:span>:<text:span text:style-name="T9"> <text:s text:c="2"/>35.75</text:span></text:p>
      <text:p text:style-name="P20">Please enter the re<text:span text:style-name="T7">s</text:span>istance <text:span text:style-name="T7">(ohms)</text:span>:<text:span text:style-name="T9"> <text:s text:c="2"/></text:span><text:span text:style-name="T10">6.5</text:span></text:p>
      <text:p text:style-name="P21">The computed current is 5.5000 amps</text:p>
      <text:p text:style-name="P21">The Electric Power will send the current to the caller.</text:p>
      <text:p text:style-name="P22">The end time on the clock is now 385734198 tics.</text:p>
      <text:p text:style-name="P6"/>
      <text:p text:style-name="P18">The caller received this number 5.5000 and will keep it.</text:p>
      <text:p text:style-name="P18">A zero will be sent to the OS as a signal of success.</text:p>
      <text:p text:style-name="P6"/>
      <text:p text:style-name="P6"/>
      <text:p text:style-name="P6">//End of sample dialogue</text:p>
      <text:p text:style-name="P6"/>
      <text:p text:style-name="P8">Green is driver</text:p>
      <text:p text:style-name="P8">Pink is electric.asm</text:p>
      <text:p text:style-name="P6"/>
      <text:p text:style-name="P6">Make the application <text:span text:style-name="T8">program</text:span> work. <text:s/>Make a bash file r.sh that handles all the details. <text:s/><text:span text:style-name="T13">If you think about it, all it does is input 2 number, multiply them, and output the product. <text:s/>That is easier than the first practice program of the semester.</text:span></text:p>
      <text:p text:style-name="P6"/>
      <text:p text:style-name="P17"><text:soft-page-break/>Get the number of tics when the assembly function begins, and get the number of tics when the assembly function is preparing to return control to the driver.</text:p>
      <text:p text:style-name="P17">You are not required to subtract the two tic numbers.</text:p>
      <text:p text:style-name="P7"/>
      <text:p text:style-name="P7"/>
      <text:p text:style-name="P7"/>
      <text:p text:style-name="P7"/>
      <text:p text:style-name="P7"><text:span text:style-name="T8">C</text:span>ontinue to the next page.</text:p>
      <text:p text:style-name="P31"><text:span text:style-name="T8">Computer science</text:span> specification.</text:p>
      <text:p text:style-name="P6"/>
      <text:p text:style-name="P6">We are not electrical scientists, we are computer scientists. <text:s/>We are not concerned with the number of amps, <text:span text:style-name="T8">but</text:span> we are concerned with the architecture of <text:span text:style-name="T8">the system that compute</text:span><text:span text:style-name="T17">s</text:span><text:span text:style-name="T8"> the number of ams.</text:span></text:p>
      <text:p text:style-name="P6"/>
      <text:p text:style-name="P8">Make a bash file, rg.sh, that will run the program in gdb mode.</text:p>
      <text:p text:style-name="P8"/>
      <text:p text:style-name="P8">Test your software with these commands:</text:p>
      <text:p text:style-name="P8"/>
      <text:p text:style-name="P8"><text:span text:style-name="T11">1. <text:s/></text:span>Set a break at main</text:p>
      <text:p text:style-name="P8"><text:span text:style-name="T11">2. <text:s/></text:span>Set a break in main immediately before main calls electricithy</text:p>
      <text:p text:style-name="P8"><text:span text:style-name="T11">3. <text:s/></text:span>Set a break in electricity immediately after obtaining emf and current</text:p>
      <text:p text:style-name="P8"><text:span text:style-name="T11">4. <text:s/></text:span>Set a break in electricity immediately after computing current.</text:p>
      <text:p text:style-name="P10">5. <text:s/>Set a break in main at the line immediately after <text:span text:style-name="T20">the output “</text:span><text:span text:style-name="T10">The caller received this number….:</text:span></text:p>
      <text:p text:style-name="P9"/>
      <text:p text:style-name="P9">Run the program in gdb mode.</text:p>
      <text:p text:style-name="P9"/>
      <text:p text:style-name="P9">When the program is paused at break #1: </text:p>
      <text:p text:style-name="P9"><text:tab/>Enter the gdb command to show the hex value in rsp</text:p>
      <text:p text:style-name="P9"/>
      <text:p text:style-name="P9">When the program is paused at break #2:</text:p>
      <text:p text:style-name="P9"><text:tab/>Enter the gdb command to show the first <text:span text:style-name="T20">8</text:span> quadword of the current AR</text:p>
      <text:p text:style-name="P9"/>
      <text:p text:style-name="P9">When the program is paused at break #3:</text:p>
      <text:p text:style-name="P9"><text:tab/>Enter the gdb command to show the xmm register holding the value of emf</text:p>
      <text:p text:style-name="P9"/>
      <text:p text:style-name="P9">When the program is paused at break #4:</text:p>
      <text:p text:style-name="P9"><text:tab/><text:span text:style-name="T12">Enter the gdb command that will show the qword at the fbackend of the current AR</text:span></text:p>
      <text:p text:style-name="P9"/>
      <text:p text:style-name="P11">When the program is paused at break #5:</text:p>
      <text:p text:style-name="P11"><text:tab/>Enter the command that will show the value stored in the variable in the driver that received the <text:span text:style-name="T20">electric </text:span>current from the assembly module.</text:p>
      <text:p text:style-name="P11"/>
      <text:p text:style-name="P11">Do you have it? <text:s/>Five GDB <text:span text:style-name="T20">breaks and 5 GDB </text:span>commands are needed.</text:p>
      <text:p text:style-name="P11"/>
      <text:p text:style-name="P11">Test run your program in GDB mode (use rg.sh). <text:s/>Set the five breaks and test the five commands . <text:s/>You will need to manually input the gdb commands.</text:p>
      <text:p text:style-name="P11"/>
      <text:p text:style-name="P12">If you get a run with no ill effects then don’t close the terminal window. <text:s/>From that window copy (and paste) each gdb command into a separate text file called commands.txt.</text:p>
      <text:p text:style-name="P12"/>
      <text:p text:style-name="P12"/>
      <text:p text:style-name="P13">Remember to include in commands.txt the single letter c which means execute to the next break point.</text:p>
      <text:p text:style-name="P28">Submit your files.</text:p>
      <text:p text:style-name="P12"/>
      <text:p text:style-name="P12">The collection of files is</text:p>
      <text:p text:style-name="P12"><text:tab/>driver (C or C++)</text:p>
      <text:p text:style-name="P12"><text:tab/>electricity.asm</text:p>
      <text:p text:style-name="P12"><text:tab/>rg.sh</text:p>
      <text:p text:style-name="P12"><text:tab/>commands.txt</text:p>
      <text:p text:style-name="P12"><text:tab/><text:span text:style-name="T15">readme.txt<text:tab/>&lt;==optional</text:span></text:p>
      <text:p text:style-name="P12"/>
      <text:p text:style-name="P12">Include your name, your email, and your section number).</text:p>
      <text:p text:style-name="P12"/>
      <text:p text:style-name="P12">For what it’s worth the comment symbol for gdb is # exactly as it is in bash. <text:s/>However, in gdb the pound sign must be in the far left column.</text:p>
      <text:p text:style-name="P12"/>
      <text:p text:style-name="P12">Send to the usual place: <text:s/>holliday@fullerton.edu</text:p>
      <text:p text:style-name="P12"/>
      <text:p text:style-name="P15">Do not send any pdf files.</text:p>
      <text:p text:style-name="P15"/>
      <text:p text:style-name="P15">Do not send links to the cloud.</text:p>
      <text:p text:style-name="P12"/>
      <text:p text:style-name="P15">If you have a message to send to me put it into a readme.txt file and include it with the other submitted files. <text:s text:c="2"/>The reason is that the attached files are separated from the email that sent them. <text:s/>I will see the emall message at the time I am downloading the files, but I will not see it when I am evaluating your program.</text:p>
      <text:p text:style-name="P15"/>
      <text:p text:style-name="P16">Retrieve your results. <text:s text:c="2"/>Wait until the second week of June or later. <text:s/>Send me email that ask for your 240-7 scores. <text:s text:c="2"/>I will reply to that email with your 4 scores for the semester, a copy of your graded concept test, and a copy of the class curve. <text:s/>By the second week of June the end-of-semester work load should be greatly reduced, and I will be able to carefully respond to inquiries.</text:p>
      <text:p text:style-name="P12"/>
      <text:p text:style-name="P27"/>
      <text:p text:style-name="P28">How grading will be conducted.</text:p>
      <text:p text:style-name="P12"/>
      <text:p text:style-name="P12">I will open the terminal window on the left and the <text:span text:style-name="T14">command file in a window on the right.</text:span></text:p>
      <text:p text:style-name="P12"/>
      <text:p text:style-name="P13">I will fast read electricity.asm looking for irregularities.</text:p>
      <text:p text:style-name="P13"/>
      <text:p text:style-name="P13">I will run the program using rg.sh</text:p>
      <text:p text:style-name="P13"/>
      <text:p text:style-name="P13">I will copy from commands.txt a gdb command and paste terminal into the terminal in the same order as found in the commands.txt file.</text:p>
      <text:p text:style-name="P13"/>
      <text:p text:style-name="P13">In simple terms I will execute the commands in your file manually.</text:p>
      <text:p text:style-name="P13"/>
      <text:p text:style-name="P13">It is very important that you copy from your terminal and past into the commands.txt file all the gdb commands exactly as you used them</text:p>
      <text:p text:style-name="P32">Partial credit.</text:p>
      <text:p text:style-name="P13"/>
      <text:p text:style-name="P13">You already know the story about programs that satisfy part of the requirement<text:span text:style-name="T15">s</text:span>. <text:s/>I ranted all semester how I like programs that satisfy part of the specifications.</text:p>
      <text:p text:style-name="P13"/>
      <text:p text:style-name="P15">You build a program that satisfies some of the requirements stated in this document. <text:s/>I will fairly evaluate it for partial credit in proportion to how much the program accomplishes.</text:p>
      <text:p text:style-name="P15"/>
      <text:p text:style-name="P15">In the past I tried to specify parts of the specification for implementation for partial credit. <text:s/>That <text:s/>action created a major uproar. <text:s/>Students claimed they wanted to choose what to implement. <text:s/>Therefore, for partial credit you choose which part you will build.</text:p>
      <text:p text:style-name="P32">Blank program <text:span text:style-name="T18">(15%)</text:span></text:p>
      <text:p text:style-name="P13"/>
      <text:p text:style-name="P13">The very first program of this semester was to input 3 numbers related to a triangle and output the area.</text:p>
      <text:p text:style-name="P13"/>
      <text:p text:style-name="P13">For the blank program create an assembly file blank.asm. <text:s/>In the file make an assembly function that inputs two float numbers, add the two float numbers, and outputs the sum.</text:p>
      <text:p text:style-name="P13"/>
      <text:p text:style-name="P13">Make a driver in C++ that calls the blank function.</text:p>
      <text:p text:style-name="P13"/>
      <text:p text:style-name="P16">Make a suitable bash file to run everything.</text:p>
      <text:p text:style-name="P13"/>
      <text:p text:style-name="P13">Other than “Hello World” I can’t think of anything simpler.</text:p>
      <text:p text:style-name="P13"/>
      <text:p text:style-name="P13">The blank “add program” is worth 15%.</text:p>
      <text:p text:style-name="P13"/>
      <text:p text:style-name="P13"/>
      <text:p text:style-name="P13"/>
      <text:p text:style-name="P29">Advanced blank program <text:span text:style-name="T18">(25%)</text:span></text:p>
      <text:p text:style-name="P13"/>
      <text:p text:style-name="P14">If you enhance the <text:span text:style-name="T16">blank </text:span>program with an rg.sh bash file and give me instruction how to <text:span text:style-name="T16">insert a single break after the sum has been computed, and how to view that sum number, then your program is good for 25%.</text:span>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5:30:32.583763342</meta:creation-date>
    <dc:date>2022-05-16T10:54:31.077821398</dc:date>
    <meta:editing-duration>PT34M57S</meta:editing-duration>
    <meta:editing-cycles>8</meta:editing-cycles>
    <meta:generator>LibreOffice/7.2.6.2$Linux_X86_64 LibreOffice_project/20$Build-2</meta:generator>
    <meta:document-statistic meta:table-count="0" meta:image-count="0" meta:object-count="0" meta:page-count="8" meta:paragraph-count="101" meta:word-count="1374" meta:character-count="7742" meta:non-whitespace-character-count="6388"/>
  </office:meta>
</office:document-meta>
</file>